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Dialog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Hyperlink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7"/></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7"/></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7"/></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7"/></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7"/></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7"/></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7"/></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7"/></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7"/></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7"/></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 text:c="5"/></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 text:c="5"/></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1746564673"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088641732"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6H56M4S</meta:editing-duration>
    <meta:editing-cycles>925</meta:editing-cycles>
    <meta:generator>LibreOffice/6.3.4.2$Linux_X86_64 LibreOffice_project/60da17e045e08f1793c57c00ba83cdfce946d0aa</meta:generator>
    <dc:date>2020-03-04T17:32:06.050345825</dc:date>
    <meta:document-statistic meta:table-count="4" meta:image-count="0" meta:object-count="0" meta:page-count="5" meta:paragraph-count="112" meta:word-count="681" meta:character-count="532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erlinks.xml><?xml version="1.0" encoding="utf-8"?>
<!DOCTYPE module  PUBLIC '-//OpenOffice.org//DTD OfficeDocument 1.0//EN'  'module.dtd'>
<script:module xmlns:script="http://openoffice.org/2000/script" script:name="Hyperlinks" script:language="StarBasic">Sub removeHyperlinks()
	Dim statusIndicator as Object
	Dim aNote As Object
	statusIndicator = ThisComponent.getCurrentController.StatusIndicator
	statusIndicator.Start("Удаление гиперссылок, подождите",10)
	removeHLInText(ThisComponent.Text)
	For x = 0 to ThisComponent.FootNotes.Count -1
	  aNote = ThisComponent.FootNotes.getByIndex(x)
	  removeHLInText(aNote.Text)
	Next
	For x = 0 to ThisComponent.EndNotes.Count -1
	  aNote = ThisComponent.EndNotes.getByIndex(x)
	  removeHLInText(aNote.Text)
	Next
	statusIndicator.end()
End Sub

Sub removeHLInText(textElement)
	Dim enum1Element As Object
	Dim enum1 As Object
	Dim i As Integer
	Dim cell As Object
	enum1 = textElement.createEnumeration()
	While enum1.hasMoreElements
		enum1Element = enum1.nextElement
		If enum1Element.supportsService("com.sun.star.text.Paragraph") Then
			removeHLInPara(enum1Element)
		ElseIf enum1Element.supportsService("com.sun.star.text.TextTable") Then
			cellNames = enum1Element.cellNames
			For i = LBound(cellNames) To Ubound(cellNames)
				cell = enum1Element.getCellByName(cellNames(i))
				cellText = cell.getText()
				removeHLInText(cellText)
		    Next i
		Else 
		EndIf
	Wend 
End Sub

Sub removeHLInPara(para)
	Dim enum1Element As Object
	Dim enum1 As Object
	Dim elPropertySetInfo As Object
	Dim i As Integer
	enum1 = para.createEnumeration()
	While enum1.hasMoreElements
		enum1Element = enum1.nextElement
		elPropertySetInfo = enum1Element.getPropertySetInfo()
		If elPropertySetInfo.hasPropertyByName("HyperLinkURL") Then
			enum1Element.HyperLinkURL=""
		EndIf
	Wend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80 Then
				tCurs.CharScaleWidth = 100
				Exit Do
			EndIf
		Loop
		
		vCurs.goToStartOfLine(true)
		tLine = vCurs.Text.createTextCursorByRange(vCurs)
		vCurs.goToRange(tCurs,false)
		tLine.CharScaleWidth = 100
		Do While vCurs.isAtEndOfLine() = false AND vCurs.isAtStartOfLine() = false
			tLine.CharScaleWidth = tLine.CharScaleWidth - 5
			vCurs.goToRange(tCurs,false)
			If tLine.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Hyperlinks.removeHyper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turnOffTracking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If NOT IsEmpty(oTextCursor.NumberingRules) Then
				noNumbering
			EndIf
			setArticlePageStyles(i)
			setAritclePageHeaders(i)
			page = oViewCursor.getPage()
			InsertArticle(FilePath)
            turnOffTracking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ub noNumbering
	rem ----------------------------------------------------------------------
	rem define variables
	dim document   as object
	dim dispatcher as object
	rem ----------------------------------------------------------------------
	rem get access to the document
	document   = ThisComponent.CurrentController.Frame
	dispatcher = createUnoService("com.sun.star.frame.DispatchHelper")
	
	rem ----------------------------------------------------------------------
	dim args1(0) as new com.sun.star.beans.PropertyValue
	Wait 500
	dispatcher.executeDispatch(document, ".uno:RemoveBullets", "", 0, args1())
	Wait 500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findBestAnchor()
	If checkPageSettings(curPageStyleName) Then
		MsgBox "Проверьте размеры колонтитулов и перезапустите макрос"
		Exit Sub
	EndIf
	rotatePageClockwise(curPageStyleName)	
	'saveAndreload()
End Sub

Sub findBestAnchor()
	'Globalscope.BasicLibraries.LoadLibrary( "MRILib" )
	Dim curPageStyleName As String
	Dim oViewCursor As Object
	Dim oTextCursor As Object
	curPageStyleName = getCurPageStyleName()
	oViewCursor = ThisComponent.CurrentController.getViewCursor()
	oViewCursor.jumpToStartOfPage()
	oTextCursor = oViewCursor.Text.createTextCursorByRange(oViewCursor.End)
	If NOT oTextCursor.isStartOfParagraph Then
		oTextCursor.goToNextParagraph(false)
		oViewCursor.goToRange(oTextCursor,false)
	EndIf
	If	curPageStyleName = getCurPageStyleName() Then
		Exit Sub
	EndIf
	MsgBox "Произошла ошибка. Обратитесь к разработчику."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2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enum1 As Object
	Dim enum1Element As Object
	Dim curPage As String
	Dim curStyleName As String
	Dim pageName As String
	Dim oViewCursor As Object
	Dim anchor As Object
	Dim oSavePosition As Object
	oViewCursor = ThisComponent.CurrentController.getViewCursor()
	oSavePosition = oViewCursor.Text.createTextCursorByRange(oViewCursor)	
	enum1 = ThisComponent.Text.createEnumeration() 
	While enum1.hasMoreElements
		enum1Element = enum1.nextElement
		If enum1Element.supportsService("com.sun.star.text.Paragraph") OR enum1Element.supportsService("com.sun.star.text.TextTable") Then
			If NOT IsMissing(enum1Element.PageDescName) AND NOT IsNull(enum1Element.PageDescName) Then
				pageName = CStr(enum1Element.PageDescName)
				If  pageStyleName = pageName Then
					anchor = enum1Element.getAnchor()
					oViewCursor.gotoRange(anchor,false)
					findFirstPageWithStyle = oViewCursor.getPage()
					oViewCursor.goToRange(oSavePosition, false)
					Exit Function
				EndIf
			
			EndIf
		EndIf
	Wend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pageNum = getPageNumber(enum1Element.Start)
						lastPages(articleNum) = CInt(pageNum) - 1
						articleNum = curNum						
					EndIf
				EndIf
			EndIf
			
		EndIf
		'TODO:
		'OR enum1Element.supportsService("com.sun.star.text.TextTable")
	Wend 
	For i = LBound(lastPages) to UBound(lastPages)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element library:name="Hyperlin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